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16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0.899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7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61"/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Note">
      <style:table-cell-properties fo:wrap-option="wrap"/>
    </style:style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54" table:default-cell-style-name="ce1"/>
        <table:table-column table:style-name="co4" table:number-columns-repeated="960" table:default-cell-style-name="Default"/>
        <table:table-row table:style-name="ro1">
          <table:table-cell table:style-name="ce2" office:value-type="string" calcext:value-type="string">
            <text:p>Input Parameters</text:p>
          </table:table-cell>
          <table:table-cell table:number-columns-repeated="8"/>
          <table:table-cell table:style-name="ce2" office:value-type="string" calcext:value-type="string">
            <text:p>Power &amp; Effici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i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Power Output(W)</text:p>
          </table:table-cell>
          <table:table-cell table:style-name="ce3" table:formula="of:=[.B6]*[.B8]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Nominal 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VinMax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arget Efficiency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outBoost</text:p>
          </table:table-cell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170v is Ignition Voltage of IN12 Nixie Tube</text:p>
          </table:table-cell>
          <table:table-cell table:number-columns-repeated="6"/>
          <table:table-cell office:value-type="string" calcext:value-type="string">
            <text:p>Input Power</text:p>
          </table:table-cell>
          <table:table-cell table:style-name="ce3" table:formula="of:=[.K2]/0.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nput Current(A) Vmin</text:p>
          </table:table-cell>
          <table:table-cell table:style-name="ce5" table:formula="of:=[.K5]/[.B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-12 Digit Current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9" office:value-type="string" calcext:value-type="string">
            <text:p>Current per lit digit</text:p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IN-12 Comma Current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9" office:value-type="string" calcext:value-type="string">
            <text:p>Current per lit comma</text:p>
          </table:table-cell>
          <table:table-cell table:number-columns-repeated="6"/>
          <table:table-cell office:value-type="string" calcext:value-type="string">
            <text:p>Input Current(A) Vmax</text:p>
          </table:table-cell>
          <table:table-cell table:style-name="ce5" table:formula="of:=[.K5]/[.B4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mber of Tube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Current</text:p>
          </table:table-cell>
          <table:table-cell table:formula="of:=[.B7]+[.B8]*4" office:value-type="float" office:value="0.0037" calcext:value-type="float">
            <text:p>0.00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uty Cycle and Inductor Calculation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uty Cycle CCM</text:p>
          </table:table-cell>
          <table:table-cell table:formula="of:=1-(VIN/VOUT)" office:value-type="float" office:value="0.972222222222222" calcext:value-type="float">
            <text:p>0.972222222222222</text:p>
          </table:table-cell>
          <table:table-cell table:style-name="ce9" office:value-type="string" calcext:value-type="string">
            <text:p>It is clear that duty cycle in CCM mode is not achievable. CCM mode is not really suitable anyway since boost in CCM needs a minimum load and we’re going to use PWM dimming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ance Vs. Fsw" table:style-name="ta2">
        <table:shapes>
          <draw:frame draw:z-index="0" draw:style-name="gr1" draw:text-style-name="P1" svg:width="16cm" svg:height="9.001cm" svg:x="16.08cm" svg:y="0.243cm">
            <draw:object draw:notify-on-update-of-ranges="'Inductance Vs. Fsw'.C3:'Inductance Vs. Fsw'.C3 'Inductance Vs. Fsw'.C4:'Inductance Vs. Fsw'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</table:table-row>
        <table:table-row table:style-name="ro4">
          <table:table-cell/>
          <table:table-cell table:style-name="Heading_20_1" office:value-type="string" calcext:value-type="string">
            <text:p>Minimum Inductance for CCM Mode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witching Frequency</text:p>
          </table:table-cell>
          <table:table-cell office:value-type="string" calcext:value-type="string">
            <text:p>Minimum Inductance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((VIN)/(2*IOUT*[.B4]))*DutyCCM*(1-DutyCCM)" office:value-type="float" office:value="0.000364948281614948" calcext:value-type="float">
            <text:p>0.000364948281615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((VIN)/(2*IOUT*[.B5]))*DutyCCM*(1-DutyCCM)" office:value-type="float" office:value="0.000304123568012457" calcext:value-type="float">
            <text:p>0.000304123568012</text:p>
          </table:table-cell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table:formula="of:=((VIN)/(2*IOUT*[.B6]))*DutyCCM*(1-DutyCCM)" office:value-type="float" office:value="0.000260677344010677" calcext:value-type="float">
            <text:p>0.000260677344011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formula="of:=((VIN)/(2*IOUT*[.B7]))*DutyCCM*(1-DutyCCM)" office:value-type="float" office:value="0.000228092676009343" calcext:value-type="float">
            <text:p>0.000228092676009</text:p>
          </table:table-cell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table:formula="of:=((VIN)/(2*IOUT*[.B8]))*DutyCCM*(1-DutyCCM)" office:value-type="float" office:value="0.000202749045341638" calcext:value-type="float">
            <text:p>0.000202749045342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(VIN)/(2*IOUT*[.B9]))*DutyCCM*(1-DutyCCM)" office:value-type="float" office:value="0.000182474140807474" calcext:value-type="float">
            <text:p>0.000182474140807</text:p>
          </table:table-cell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table:formula="of:=((VIN)/(2*IOUT*[.B10]))*DutyCCM*(1-DutyCCM)" office:value-type="float" office:value="0.000165885582552249" calcext:value-type="float">
            <text:p>0.000165885582552</text:p>
          </table:table-cell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table:formula="of:=((VIN)/(2*IOUT*[.B11]))*DutyCCM*(1-DutyCCM)" office:value-type="float" office:value="0.000152061784006229" calcext:value-type="float">
            <text:p>0.000152061784006</text:p>
          </table:table-cell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formula="of:=((VIN)/(2*IOUT*[.B12]))*DutyCCM*(1-DutyCCM)" office:value-type="float" office:value="0.000140364723698057" calcext:value-type="float">
            <text:p>0.000140364723698</text:p>
          </table:table-cell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table:formula="of:=((VIN)/(2*IOUT*[.B13]))*DutyCCM*(1-DutyCCM)" office:value-type="float" office:value="0.000130338672005339" calcext:value-type="float">
            <text:p>0.000130338672005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table:formula="of:=((VIN)/(2*IOUT*[.B14]))*DutyCCM*(1-DutyCCM)" office:value-type="float" office:value="0.000121649427204983" calcext:value-type="float">
            <text:p>0.000121649427205</text:p>
          </table:table-cell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table:formula="of:=((VIN)/(2*IOUT*[.B15]))*DutyCCM*(1-DutyCCM)" office:value-type="float" office:value="0.000114046338004671" calcext:value-type="float">
            <text:p>0.000114046338005</text:p>
          </table:table-cell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table:formula="of:=((VIN)/(2*IOUT*[.B16]))*DutyCCM*(1-DutyCCM)" office:value-type="float" office:value="0.00010733772988675" calcext:value-type="float">
            <text:p>0.000107337729887</text:p>
          </table:table-cell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table:formula="of:=((VIN)/(2*IOUT*[.B17]))*DutyCCM*(1-DutyCCM)" office:value-type="float" office:value="0.000101374522670819" calcext:value-type="float">
            <text:p>0.000101374522671</text:p>
          </table:table-cell>
        </table:table-row>
        <table:table-row table:style-name="ro1">
          <table:table-cell/>
          <table:table-cell office:value-type="float" office:value="190000" calcext:value-type="float">
            <text:p>190000</text:p>
          </table:table-cell>
          <table:table-cell table:formula="of:=((VIN)/(2*IOUT*[.B18]))*DutyCCM*(1-DutyCCM)" office:value-type="float" office:value="0.000096039021477618" calcext:value-type="float">
            <text:p>9.6039021477618E-05</text:p>
          </table:table-cell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formula="of:=((VIN)/(2*IOUT*[.B19]))*DutyCCM*(1-DutyCCM)" office:value-type="float" office:value="0.0000912370704037371" calcext:value-type="float">
            <text:p>9.12370704037371E-05</text:p>
          </table:table-cell>
        </table:table-row>
        <table:table-row table:style-name="ro1">
          <table:table-cell/>
          <table:table-cell office:value-type="float" office:value="210000" calcext:value-type="float">
            <text:p>210000</text:p>
          </table:table-cell>
          <table:table-cell table:formula="of:=((VIN)/(2*IOUT*[.B20]))*DutyCCM*(1-DutyCCM)" office:value-type="float" office:value="0.0000868924480035591" calcext:value-type="float">
            <text:p>8.68924480035591E-05</text:p>
          </table:table-cell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table:formula="of:=((VIN)/(2*IOUT*[.B21]))*DutyCCM*(1-DutyCCM)" office:value-type="float" office:value="0.0000829427912761246" calcext:value-type="float">
            <text:p>8.29427912761246E-05</text:p>
          </table:table-cell>
        </table:table-row>
        <table:table-row table:style-name="ro1">
          <table:table-cell/>
          <table:table-cell office:value-type="float" office:value="230000" calcext:value-type="float">
            <text:p>230000</text:p>
          </table:table-cell>
          <table:table-cell table:formula="of:=((VIN)/(2*IOUT*[.B22]))*DutyCCM*(1-DutyCCM)" office:value-type="float" office:value="0.0000793365829597714" calcext:value-type="float">
            <text:p>7.93365829597714E-05</text:p>
          </table:table-cell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table:formula="of:=((VIN)/(2*IOUT*[.B23]))*DutyCCM*(1-DutyCCM)" office:value-type="float" office:value="0.0000760308920031142" calcext:value-type="float">
            <text:p>7.60308920031142E-05</text:p>
          </table:table-cell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table:formula="of:=((VIN)/(2*IOUT*[.B24]))*DutyCCM*(1-DutyCCM)" office:value-type="float" office:value="0.0000729896563229897" calcext:value-type="float">
            <text:p>7.29896563229897E-05</text:p>
          </table:table-cell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table:formula="of:=((VIN)/(2*IOUT*[.B25]))*DutyCCM*(1-DutyCCM)" office:value-type="float" office:value="0.0000701823618490286" calcext:value-type="float">
            <text:p>7.01823618490286E-05</text:p>
          </table:table-cell>
        </table:table-row>
        <table:table-row table:style-name="ro1">
          <table:table-cell/>
          <table:table-cell office:value-type="float" office:value="270000" calcext:value-type="float">
            <text:p>270000</text:p>
          </table:table-cell>
          <table:table-cell table:formula="of:=((VIN)/(2*IOUT*[.B26]))*DutyCCM*(1-DutyCCM)" office:value-type="float" office:value="0.0000675830151138793" calcext:value-type="float">
            <text:p>6.75830151138793E-05</text:p>
          </table:table-cell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table:formula="of:=((VIN)/(2*IOUT*[.B27]))*DutyCCM*(1-DutyCCM)" office:value-type="float" office:value="0.0000651693360026694" calcext:value-type="float">
            <text:p>6.51693360026694E-05</text:p>
          </table:table-cell>
        </table:table-row>
        <table:table-row table:style-name="ro1">
          <table:table-cell/>
          <table:table-cell office:value-type="float" office:value="290000" calcext:value-type="float">
            <text:p>290000</text:p>
          </table:table-cell>
          <table:table-cell table:formula="of:=((VIN)/(2*IOUT*[.B28]))*DutyCCM*(1-DutyCCM)" office:value-type="float" office:value="0.0000629221175198187" calcext:value-type="float">
            <text:p>6.29221175198187E-05</text:p>
          </table:table-cell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table:formula="of:=((VIN)/(2*IOUT*[.B29]))*DutyCCM*(1-DutyCCM)" office:value-type="float" office:value="0.0000608247136024914" calcext:value-type="float">
            <text:p>6.08247136024914E-05</text:p>
          </table:table-cell>
        </table:table-row>
        <table:table-row table:style-name="ro1">
          <table:table-cell/>
          <table:table-cell office:value-type="float" office:value="310000" calcext:value-type="float">
            <text:p>310000</text:p>
          </table:table-cell>
          <table:table-cell table:formula="of:=((VIN)/(2*IOUT*[.B30]))*DutyCCM*(1-DutyCCM)" office:value-type="float" office:value="0.0000588626260669272" calcext:value-type="float">
            <text:p>5.88626260669272E-05</text:p>
          </table:table-cell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table:formula="of:=((VIN)/(2*IOUT*[.B31]))*DutyCCM*(1-DutyCCM)" office:value-type="float" office:value="0.0000570231690023357" calcext:value-type="float">
            <text:p>5.70231690023357E-05</text:p>
          </table:table-cell>
        </table:table-row>
        <table:table-row table:style-name="ro1">
          <table:table-cell/>
          <table:table-cell office:value-type="float" office:value="330000" calcext:value-type="float">
            <text:p>330000</text:p>
          </table:table-cell>
          <table:table-cell table:formula="of:=((VIN)/(2*IOUT*[.B32]))*DutyCCM*(1-DutyCCM)" office:value-type="float" office:value="0.0000552951941840831" calcext:value-type="float">
            <text:p>5.52951941840831E-05</text:p>
          </table:table-cell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table:formula="of:=((VIN)/(2*IOUT*[.B33]))*DutyCCM*(1-DutyCCM)" office:value-type="float" office:value="0.0000536688649433748" calcext:value-type="float">
            <text:p>5.36688649433748E-05</text:p>
          </table:table-cell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table:formula="of:=((VIN)/(2*IOUT*[.B34]))*DutyCCM*(1-DutyCCM)" office:value-type="float" office:value="0.0000521354688021355" calcext:value-type="float">
            <text:p>5.21354688021355E-05</text:p>
          </table:table-cell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table:formula="of:=((VIN)/(2*IOUT*[.B35]))*DutyCCM*(1-DutyCCM)" office:value-type="float" office:value="0.0000506872613354095" calcext:value-type="float">
            <text:p>5.06872613354095E-05</text:p>
          </table:table-cell>
        </table:table-row>
        <table:table-row table:style-name="ro1">
          <table:table-cell/>
          <table:table-cell office:value-type="float" office:value="370000" calcext:value-type="float">
            <text:p>370000</text:p>
          </table:table-cell>
          <table:table-cell table:formula="of:=((VIN)/(2*IOUT*[.B36]))*DutyCCM*(1-DutyCCM)" office:value-type="float" office:value="0.0000493173353533714" calcext:value-type="float">
            <text:p>4.93173353533714E-05</text:p>
          </table:table-cell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table:formula="of:=((VIN)/(2*IOUT*[.B37]))*DutyCCM*(1-DutyCCM)" office:value-type="float" office:value="0.000048019510738809" calcext:value-type="float">
            <text:p>4.8019510738809E-05</text:p>
          </table:table-cell>
        </table:table-row>
        <table:table-row table:style-name="ro1">
          <table:table-cell/>
          <table:table-cell office:value-type="float" office:value="390000" calcext:value-type="float">
            <text:p>390000</text:p>
          </table:table-cell>
          <table:table-cell table:formula="of:=((VIN)/(2*IOUT*[.B38]))*DutyCCM*(1-DutyCCM)" office:value-type="float" office:value="0.0000467882412326857" calcext:value-type="float">
            <text:p>4.67882412326857E-05</text:p>
          </table:table-cell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table:formula="of:=((VIN)/(2*IOUT*[.B39]))*DutyCCM*(1-DutyCCM)" office:value-type="float" office:value="0.0000456185352018686" calcext:value-type="float">
            <text:p>4.56185352018686E-05</text:p>
          </table:table-cell>
        </table:table-row>
        <table:table-row table:style-name="ro1">
          <table:table-cell/>
          <table:table-cell office:value-type="float" office:value="410000" calcext:value-type="float">
            <text:p>410000</text:p>
          </table:table-cell>
          <table:table-cell table:formula="of:=((VIN)/(2*IOUT*[.B40]))*DutyCCM*(1-DutyCCM)" office:value-type="float" office:value="0.000044505888001823" calcext:value-type="float">
            <text:p>4.4505888001823E-05</text:p>
          </table:table-cell>
        </table:table-row>
        <table:table-row table:style-name="ro1">
          <table:table-cell/>
          <table:table-cell office:value-type="float" office:value="420000" calcext:value-type="float">
            <text:p>420000</text:p>
          </table:table-cell>
          <table:table-cell table:formula="of:=((VIN)/(2*IOUT*[.B41]))*DutyCCM*(1-DutyCCM)" office:value-type="float" office:value="0.0000434462240017796" calcext:value-type="float">
            <text:p>4.34462240017796E-05</text:p>
          </table:table-cell>
        </table:table-row>
        <table:table-row table:style-name="ro1">
          <table:table-cell/>
          <table:table-cell office:value-type="float" office:value="430000" calcext:value-type="float">
            <text:p>430000</text:p>
          </table:table-cell>
          <table:table-cell table:formula="of:=((VIN)/(2*IOUT*[.B42]))*DutyCCM*(1-DutyCCM)" office:value-type="float" office:value="0.0000424358466994126" calcext:value-type="float">
            <text:p>4.24358466994126E-05</text:p>
          </table:table-cell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table:formula="of:=((VIN)/(2*IOUT*[.B43]))*DutyCCM*(1-DutyCCM)" office:value-type="float" office:value="0.0000414713956380623" calcext:value-type="float">
            <text:p>4.14713956380623E-05</text:p>
          </table:table-cell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table:formula="of:=((VIN)/(2*IOUT*[.B44]))*DutyCCM*(1-DutyCCM)" office:value-type="float" office:value="0.0000405498090683276" calcext:value-type="float">
            <text:p>4.05498090683276E-05</text:p>
          </table:table-cell>
        </table:table-row>
        <table:table-row table:style-name="ro1">
          <table:table-cell/>
          <table:table-cell office:value-type="float" office:value="460000" calcext:value-type="float">
            <text:p>460000</text:p>
          </table:table-cell>
          <table:table-cell table:formula="of:=((VIN)/(2*IOUT*[.B45]))*DutyCCM*(1-DutyCCM)" office:value-type="float" office:value="0.0000396682914798857" calcext:value-type="float">
            <text:p>3.96682914798857E-05</text:p>
          </table:table-cell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table:formula="of:=((VIN)/(2*IOUT*[.B46]))*DutyCCM*(1-DutyCCM)" office:value-type="float" office:value="0.000038824285278186" calcext:value-type="float">
            <text:p>3.8824285278186E-05</text:p>
          </table:table-cell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table:formula="of:=((VIN)/(2*IOUT*[.B47]))*DutyCCM*(1-DutyCCM)" office:value-type="float" office:value="0.0000380154460015571" calcext:value-type="float">
            <text:p>3.80154460015571E-05</text:p>
          </table:table-cell>
        </table:table-row>
        <table:table-row table:style-name="ro1">
          <table:table-cell/>
          <table:table-cell office:value-type="float" office:value="490000" calcext:value-type="float">
            <text:p>490000</text:p>
          </table:table-cell>
          <table:table-cell table:formula="of:=((VIN)/(2*IOUT*[.B48]))*DutyCCM*(1-DutyCCM)" office:value-type="float" office:value="0.0000372396205729539" calcext:value-type="float">
            <text:p>3.72396205729539E-05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formula="of:=((VIN)/(2*IOUT*[.B49]))*DutyCCM*(1-DutyCCM)" office:value-type="float" office:value="0.0000364948281614948" calcext:value-type="float">
            <text:p>3.64948281614948E-05</text:p>
          </table:table-cell>
        </table:table-row>
      </table:table>
      <table:named-expressions>
        <table:named-range table:name="DutyCCM" table:base-cell-address="$Boost.$B$13" table:cell-range-address="$Boost.$B$13"/>
        <table:named-range table:name="IOUT" table:base-cell-address="$Boost.$B$10" table:cell-range-address="$Boost.$B$10"/>
        <table:named-range table:name="VIN" table:base-cell-address="$Boost.$B$3" table:cell-range-address="$Boost.$B$3"/>
        <table:named-range table:name="VOUT" table:base-cell-address="$Boost.$B$5" table:cell-range-address="$Boost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9-10-02T19:45:44Z</meta:creation-date>
    <dc:date>2020-11-12T20:48:08.712710409</dc:date>
    <meta:editing-cycles>7</meta:editing-cycles>
    <meta:editing-duration>PT35M9S</meta:editing-duration>
    <meta:document-statistic meta:table-count="2" meta:cell-count="1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9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line" chart:style-name="ch1">
        <chart:legend chart:legend-position="end" svg:x="11.456cm" svg:y="4.202cm" style:legend-expansion="high" chart:style-name="ch2"/>
        <chart:plot-area chart:style-name="ch3" table:cell-range-address="'Inductance Vs. Fsw'.C3:'Inductance Vs. Fsw'.C49" chart:data-source-has-labels="row" svg:x="0.32cm" svg:y="0.18cm" svg:width="10.816cm" svg:height="8.642cm">
          <chartooo:coordinate-region svg:x="1.603cm" svg:y="0.379cm" svg:width="9.208cm" svg:height="7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ductance Vs. Fsw'.C4:'Inductance Vs. Fsw'.C49" chart:label-cell-address="'Inductance Vs. Fsw'.C3:'Inductance Vs. Fsw'.C3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Inductance</text:p>
                <draw:g>
                  <svg:desc>'Inductance Vs. Fsw'.C3:'Inductance Vs. Fsw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64948281614948">
                <text:p>0.000364948281614948</text:p>
                <draw:g>
                  <svg:desc>'Inductance Vs. Fsw'.C4:'Inductance Vs. Fsw'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04123568012457">
                <text:p>0.000304123568012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60677344010677">
                <text:p>0.000260677344010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28092676009343">
                <text:p>0.000228092676009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02749045341638">
                <text:p>0.000202749045341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82474140807474">
                <text:p>0.00018247414080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65885582552249">
                <text:p>0.000165885582552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52061784006229">
                <text:p>0.000152061784006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364723698057">
                <text:p>0.00014036472369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30338672005339">
                <text:p>0.000130338672005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21649427204983">
                <text:p>0.000121649427204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14046338004671">
                <text:p>0.000114046338004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0733772988675">
                <text:p>0.00010733772988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01374522670819">
                <text:p>0.0001013745226708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6039021477618">
                <text:p>0.0000960390214776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912370704037371">
                <text:p>0.00009123707040373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868924480035591">
                <text:p>0.0000868924480035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829427912761246">
                <text:p>0.00008294279127612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93365829597714">
                <text:p>0.0000793365829597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60308920031142">
                <text:p>0.00007603089200311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729896563229897">
                <text:p>0.0000729896563229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701823618490286">
                <text:p>0.0000701823618490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675830151138793">
                <text:p>0.0000675830151138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651693360026694">
                <text:p>0.0000651693360026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629221175198187">
                <text:p>0.00006292211751981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608247136024914">
                <text:p>0.0000608247136024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588626260669272">
                <text:p>0.00005886262606692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570231690023357">
                <text:p>0.0000570231690023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552951941840831">
                <text:p>0.00005529519418408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536688649433748">
                <text:p>0.0000536688649433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521354688021355">
                <text:p>0.0000521354688021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506872613354095">
                <text:p>0.0000506872613354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493173353533714">
                <text:p>0.0000493173353533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48019510738809">
                <text:p>0.0000480195107388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467882412326857">
                <text:p>0.0000467882412326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456185352018686">
                <text:p>0.00004561853520186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44505888001823">
                <text:p>0.000044505888001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434462240017796">
                <text:p>0.00004344622400177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424358466994126">
                <text:p>0.0000424358466994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414713956380623">
                <text:p>0.0000414713956380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405498090683276">
                <text:p>0.0000405498090683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396682914798857">
                <text:p>0.0000396682914798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38824285278186">
                <text:p>0.000038824285278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380154460015571">
                <text:p>0.0000380154460015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372396205729539">
                <text:p>0.00003723962057295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364948281614948">
                <text:p>0.0000364948281614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